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566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Procs</text:p>
          </table:table-cell>
          <table:table-cell table:style-name="ce1" office:value-type="string" calcext:value-type="string">
            <text:p>Cojack-Metis</text:p>
          </table:table-cell>
          <table:table-cell table:style-name="ce1" office:value-type="string" calcext:value-type="string">
            <text:p>Pent-Meti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0697" calcext:value-type="percentage">
            <text:p>6.97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percentage" office:value="0.1787" calcext:value-type="percentage">
            <text:p>17.87%</text:p>
          </table:table-cell>
          <table:table-cell office:value-type="percentage" office:value="0.1625" calcext:value-type="percentage">
            <text:p>16.25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percentage" office:value="0.2886" calcext:value-type="percentage">
            <text:p>28.86%</text:p>
          </table:table-cell>
          <table:table-cell office:value-type="percentage" office:value="0.1418" calcext:value-type="percentage">
            <text:p>14.18%</text:p>
          </table:table-cell>
        </table:table-row>
        <table:table-row table:style-name="ro3">
          <table:table-cell table:style-name="Default" table:number-columns-repeated="3"/>
        </table:table-row>
        <table:table-row table:style-name="ro2"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00:00:01.333424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</meta:initial-creator>
    <meta:creation-date>2014-02-01T23:53:29.312334284</meta:creation-date>
    <dc:date>2014-02-02T04:49:57.455039071</dc:date>
    <dc:creator>karthik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12" meta:object-count="0"/>
  </office:meta>
</office:document-meta>
</file>